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lue-point draw:id="4" svg:x="-0.516cm" svg:y="3.571cm"/>
          <draw:glue-point draw:id="5" svg:x="0.517cm" svg:y="3.571cm"/>
          <draw:glue-point draw:id="6" svg:x="-0.861cm" svg:y="-0.714cm"/>
          <draw:glue-point draw:id="7" svg:x="0.862cm" svg:y="-0.714cm"/>
          <draw:glue-point draw:id="8" svg:x="-2.241cm" svg:y="0cm"/>
          <draw:glue-point draw:id="9" svg:x="2.586cm" svg:y="0cm"/>
          <draw:rect draw:style-name="gr1" draw:text-style-name="P1" draw:id="id1" draw:layer="layout" svg:width="18.415cm" svg:height="7.62cm" svg:x="1.635cm" svg:y="9.255cm">
            <draw:glue-point draw:id="4" svg:x="-1.155cm" svg:y="1.666cm"/>
            <draw:glue-point draw:id="5" svg:x="-2.534cm" svg:y="0cm"/>
            <draw:glue-point draw:id="7" svg:x="2.638cm" svg:y="0.833cm"/>
            <draw:glue-point draw:id="8" svg:x="-1.155cm" svg:y="0.833cm"/>
            <text:p text:style-name="P2"/>
          </draw:rect>
          <draw:frame draw:style-name="gr2" draw:layer="layout" svg:width="0.82cm" svg:height="0.962cm" svg:x="1.635cm" svg:y="9.563cm">
            <draw:text-box>
              <text:p text:style-name="P2">c</text:p>
            </draw:text-box>
          </draw:frame>
          <draw:frame draw:style-name="gr2" draw:layer="layout" svg:width="1.51cm" svg:height="0.962cm" svg:x="9.015cm" svg:y="17.183cm">
            <draw:text-box>
              <text:p text:style-name="P2">p11</text:p>
            </draw:text-box>
          </draw:frame>
          <draw:frame draw:style-name="gr2" draw:layer="layout" svg:width="1.56cm" svg:height="0.962cm" svg:x="11.555cm" svg:y="17.183cm">
            <draw:text-box>
              <text:p text:style-name="P2">p12</text:p>
            </draw:text-box>
          </draw:frame>
        </draw:g>
        <draw:g>
          <draw:rect draw:style-name="gr1" draw:text-style-name="P1" draw:layer="layout" svg:width="6.35cm" svg:height="4.445cm" svg:x="2.905cm" svg:y="10.525cm">
            <text:p text:style-name="P2"/>
          </draw:rect>
          <draw:frame draw:style-name="gr2" draw:layer="layout" svg:width="1.209cm" svg:height="0.962cm" svg:x="2.87cm" svg:y="10.525cm">
            <draw:text-box>
              <text:p text:style-name="P2">b0</text:p>
            </draw:text-box>
          </draw:frame>
          <draw:g>
            <draw:rect draw:style-name="gr1" draw:text-style-name="P1" draw:layer="layout" svg:width="2.54cm" svg:height="2.54cm" svg:x="4.175cm" svg:y="11.795cm">
              <text:p text:style-name="P2"/>
            </draw:rect>
            <draw:frame draw:style-name="gr2" draw:layer="layout" svg:width="1.209cm" svg:height="0.962cm" svg:x="4.267cm" svg:y="11.795cm">
              <draw:text-box>
                <text:p text:style-name="P2">a0</text:p>
              </draw:text-box>
            </draw:frame>
            <draw:frame draw:style-name="gr2" draw:layer="layout" svg:width="1.205cm" svg:height="0.962cm" svg:x="5.51cm" svg:y="12.689cm">
              <draw:text-box>
                <text:p text:style-name="P2">p1</text:p>
              </draw:text-box>
            </draw:frame>
          </draw:g>
          <draw:frame draw:style-name="gr2" draw:layer="layout" svg:width="1.205cm" svg:height="0.962cm" svg:x="8.126cm" svg:y="12.016cm">
            <draw:text-box>
              <text:p text:style-name="P2">p1</text:p>
            </draw:text-box>
          </draw:frame>
        </draw:g>
        <draw:g>
          <draw:rect draw:style-name="gr1" draw:text-style-name="P1" draw:layer="layout" svg:width="6.35cm" svg:height="4.445cm" svg:x="12.43cm" svg:y="10.525cm">
            <text:p text:style-name="P2"/>
          </draw:rect>
          <draw:frame draw:style-name="gr2" draw:layer="layout" svg:width="1.205cm" svg:height="0.962cm" svg:x="12.43cm" svg:y="10.525cm">
            <draw:text-box>
              <text:p text:style-name="P2">b1</text:p>
            </draw:text-box>
          </draw:frame>
          <draw:g>
            <draw:rect draw:style-name="gr1" draw:text-style-name="P1" draw:layer="layout" svg:width="2.54cm" svg:height="2.54cm" svg:x="15.073cm" svg:y="11.795cm">
              <text:p text:style-name="P2"/>
            </draw:rect>
            <draw:frame draw:style-name="gr2" draw:layer="layout" svg:width="1.209cm" svg:height="0.962cm" svg:x="16.35cm" svg:y="11.795cm">
              <draw:text-box>
                <text:p text:style-name="P2">a0</text:p>
              </draw:text-box>
            </draw:frame>
            <draw:frame draw:style-name="gr2" draw:layer="layout" svg:width="1.205cm" svg:height="0.962cm" svg:x="15.073cm" svg:y="12.613cm">
              <draw:text-box>
                <text:p text:style-name="P2">p1</text:p>
              </draw:text-box>
            </draw:frame>
          </draw:g>
          <draw:frame draw:style-name="gr2" draw:layer="layout" svg:width="1.205cm" svg:height="0.962cm" svg:x="12.43cm" svg:y="12.016cm">
            <draw:text-box>
              <text:p text:style-name="P2">p1</text:p>
            </draw:text-box>
          </draw:frame>
        </draw:g>
        <draw:connector draw:style-name="gr3" draw:text-style-name="P1" draw:layer="layout" draw:type="line" svg:x1="10.842cm" svg:y1="9.255cm" svg:x2="10.842cm" svg:y2="9.255cm" draw:start-shape="id1" draw:end-shape="id1">
          <text:p text:style-name="P2"/>
        </draw:connector>
        <draw:g>
          <draw:line draw:style-name="gr1" draw:text-style-name="P1" draw:layer="layout" svg:x1="9.89cm" svg:y1="16.875cm" svg:x2="9.89cm" svg:y2="13.065cm">
            <text:p text:style-name="P2"/>
          </draw:line>
          <draw:line draw:style-name="gr4" draw:text-style-name="P1" draw:layer="layout" svg:x1="9.254cm" svg:y1="13.065cm" svg:x2="9.889cm" svg:y2="13.065cm">
            <text:p text:style-name="P2"/>
          </draw:line>
        </draw:g>
        <draw:g>
          <draw:line draw:style-name="gr1" draw:text-style-name="P1" draw:layer="layout" svg:x1="11.8cm" svg:y1="16.875cm" svg:x2="11.8cm" svg:y2="13.065cm">
            <text:p text:style-name="P2"/>
          </draw:line>
          <draw:line draw:style-name="gr4" draw:text-style-name="P1" draw:layer="layout" svg:x1="12.436cm" svg:y1="13.065cm" svg:x2="11.801cm" svg:y2="13.065cm">
            <text:p text:style-name="P2"/>
          </draw:line>
        </draw:g>
        <draw:line draw:style-name="gr3" draw:text-style-name="P1" draw:layer="layout" svg:x1="9.255cm" svg:y1="13.065cm" svg:x2="6.715cm" svg:y2="13.065cm">
          <text:p text:style-name="P2"/>
        </draw:line>
        <draw:line draw:style-name="gr3" draw:text-style-name="P1" draw:layer="layout" svg:x1="12.506cm" svg:y1="13.065cm" svg:x2="15.046cm" svg:y2="13.06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MonicaS</meta:initial-creator>
    <meta:creation-date>2009-04-07T21:57:21</meta:creation-date>
    <dc:creator>MonicaS</dc:creator>
    <dc:date>2009-04-07T22:17:25</dc:date>
    <meta:editing-cycles>1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